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Roman Asian" svg:font-family="'CM Roman Asian'" style:font-pitch="variable" style:font-charset="x-symbol"/>
    <style:font-face style:name="CM Roman CE" svg:font-family="'CM Roman CE'" style:font-pitch="variable" style:font-charset="x-symbol"/>
    <style:font-face style:name="Liberation Sans2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 Sans" svg:font-family="'CM Sans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808080" draw:marker-start-width="0cm" draw:marker-end-width="0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solid" svg:stroke-width="0.102cm" svg:stroke-color="#000000" draw:marker-start-width="0.352cm" draw:marker-end-width="0.352cm" draw:stroke-linejoin="miter" draw:fill="solid" draw:fill-color="#ff00ff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3" style:family="graphic" style:parent-style-name="standard">
      <style:graphic-properties draw:stroke="solid" svg:stroke-width="0.051cm" svg:stroke-color="#808080" draw:marker-start-width="0cm" draw:marker-end-width="0cm" draw:fill="solid" draw:fill-color="#94bd5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4" style:family="graphic" style:parent-style-name="objectwithoutfill">
      <style:graphic-properties svg:stroke-width="0.051cm" svg:stroke-color="#80808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102cm" draw:marker-start-width="0.352cm" draw:marker-end-width="0.352cm" draw:fill="solid" draw:fill-color="#ff00ff" draw:opacity="90%" draw:textarea-horizontal-align="justify" draw:textarea-vertical-align="middle" draw:auto-grow-height="false" fo:padding-top="0.175cm" fo:padding-bottom="0.175cm" fo:padding-left="0.3cm" fo:padding-right="0.3cm" draw:shadow-opacity="90%"/>
    </style:style>
    <style:style style:name="gr6" style:family="graphic" style:parent-style-name="standard">
      <style:graphic-properties draw:stroke="solid" svg:stroke-width="0.102cm" svg:stroke-color="#000000" draw:marker-start-width="0.352cm" draw:marker-end-width="0.352cm" draw:fill="solid" draw:fill-color="#ffff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7" style:family="graphic" style:parent-style-name="objectwithoutfill">
      <style:graphic-properties svg:stroke-width="0.102cm" svg:stroke-color="#808080" draw:marker-start-width="0.355cm" draw:marker-end-width="0.355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800000" draw:marker-start-width="0.355cm" draw:marker-end-width="0.355cm" svg:stroke-linecap="round" draw:fill="none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102cm" svg:stroke-color="#800000" draw:marker-start-width="0.355cm" draw:marker-end="Arrow_20_concave" draw:marker-end-width="0.355cm" draw:fill="none" draw:textarea-vertical-align="middle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102cm" svg:stroke-color="#800000" draw:marker-start-width="0.355cm" draw:marker-end-width="0.355cm" draw:fill="none" draw:textarea-vertical-align="middle" fo:padding-top="0.025cm" fo:padding-bottom="0.025cm" fo:padding-left="0.025cm" fo:padding-right="0.025cm"/>
    </style:style>
    <style:style style:name="gr11" style:family="graphic" style:parent-style-name="objectwithoutfill">
      <style:graphic-properties svg:stroke-width="0.102cm" draw:marker-start-width="0.355cm" draw:marker-end-width="0.355cm" draw:fill="none" draw:textarea-vertical-align="middle" fo:padding-top="0.025cm" fo:padding-bottom="0.025cm" fo:padding-left="0.025cm" fo:padding-right="0.025cm"/>
    </style:style>
    <style:style style:name="gr12" style:family="graphic" style:parent-style-name="objectwithoutfill">
      <style:graphic-properties svg:stroke-width="0.051cm" svg:stroke-color="#000080" draw:marker-start-width="0.276cm" draw:marker-end-width="0.276cm" svg:stroke-linecap="round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80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2cm" svg:stroke-color="#944794" draw:marker-start-width="0.432cm" draw:marker-end="Arrow_20_concave" draw:marker-end-width="0.457cm" svg:stroke-linecap="round" draw:fill="none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.18cm"/>
    </style:style>
    <style:style style:name="gr1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4cm" fo:min-width="0.1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4cm" fo:min-width="0.191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1.064cm" fo:min-width="0.147cm"/>
    </style:style>
    <style:style style:name="gr20" style:family="graphic" style:parent-style-name="standard">
      <style:graphic-properties svg:stroke-width="0.051cm" draw:marker-start-width="0.277cm" draw:marker-end-width="0.277cm" draw:fill="solid" draw:fill-color="#ff00ff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Ultrafine_20_Dashed" svg:stroke-width="0.051cm" svg:stroke-color="#4c4c4c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102cm" svg:stroke-color="#800000" draw:marker-start-width="0.355cm" draw:marker-end="Arrow_20_concave" draw:marker-end-width="0.355cm" svg:stroke-linecap="round" draw:fill="none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solid" svg:stroke-width="0.102cm" svg:stroke-color="#000000" draw:marker-start-width="0.352cm" draw:marker-end-width="0.352cm" draw:stroke-linejoin="round" draw:fill="solid" draw:fill-color="#ffffcc" draw:opacity="90%" draw:textarea-horizontal-align="justify" draw:textarea-vertical-align="middle" draw:auto-grow-height="false" fo:padding-top="0.175cm" fo:padding-bottom="0.175cm" fo:padding-left="0.3cm" fo:padding-right="0.3cm" draw:shadow-opacity="90%"/>
    </style:style>
    <style:style style:name="gr24" style:family="graphic" style:parent-style-name="objectwithoutfill">
      <style:graphic-properties svg:stroke-width="0.051cm" svg:stroke-color="#0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0.1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0cm"/>
    </style:style>
    <style:style style:name="gr27" style:family="graphic" style:parent-style-name="standard">
      <style:graphic-properties draw:stroke="none" svg:stroke-width="0.035cm" draw:stroke-linejoin="miter" draw:fill="solid" draw:fill-color="#ffffff"/>
    </style:style>
    <style:style style:name="gr28" style:family="graphic" style:parent-style-name="standard">
      <style:graphic-properties draw:stroke="none" svg:stroke-width="0.035cm" draw:stroke-linejoin="miter" draw:fill="solid" draw:fill-color="#800000"/>
    </style:style>
    <style:style style:name="gr29" style:family="graphic" style:parent-style-name="standard">
      <style:graphic-properties draw:stroke="none" svg:stroke-width="0.035cm" draw:stroke-linejoin="miter" draw:fill="solid" draw:fill-color="#000000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CM Roman Asian" fo:font-style="italic" style:font-style-asian="italic" style:font-style-complex="italic"/>
    </style:style>
    <style:style style:name="P3" style:family="paragraph">
      <style:text-properties fo:color="#000080" style:font-name="CM Sans" fo:font-size="16pt" fo:font-style="normal" style:font-size-asian="16pt" style:font-style-asian="normal" style:font-size-complex="16pt" style:font-style-complex="normal"/>
    </style:style>
    <style:style style:name="P4" style:family="paragraph">
      <style:text-properties style:font-name="CM Roman Asian" fo:font-size="18pt"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style:font-name="CM Sans" fo:font-size="18pt" fo:font-style="normal" fo:font-weight="bold" style:font-style-asian="normal" style:font-weight-asian="bold" style:font-style-complex="normal" style:font-weight-complex="bold"/>
    </style:style>
    <style:style style:name="P6" style:family="paragraph">
      <style:text-properties fo:color="#004a4a" style:font-name="CM Roman Asian" fo:font-size="18pt" fo:font-style="normal" fo:font-weight="bold" style:font-style-asian="normal" style:font-weight-asian="bold" style:font-style-complex="normal" style:font-weight-complex="bold"/>
    </style:style>
    <style:style style:name="P7" style:family="paragraph">
      <style:text-properties fo:color="#944794" style:font-name="CM Roman Asian" fo:font-size="18pt" fo:font-weight="bold" style:font-weight-asian="bold" style:font-weight-complex="bold"/>
    </style:style>
    <style:style style:name="P8" style:family="paragraph">
      <style:text-properties fo:font-size="20pt"/>
    </style:style>
    <style:style style:name="T1" style:family="text">
      <style:text-properties style:font-name="CM Roman Asian" fo:font-style="italic" style:font-style-asian="italic" style:font-style-complex="italic"/>
    </style:style>
    <style:style style:name="T2" style:family="text">
      <style:text-properties fo:color="#000080" style:font-name="DejaVu Sans Mono1" fo:font-size="16pt" fo:font-style="normal" style:font-size-asian="16pt" style:font-style-asian="normal" style:font-size-complex="16pt" style:font-style-complex="normal"/>
    </style:style>
    <style:style style:name="T3" style:family="text">
      <style:text-properties fo:color="#000080" style:font-name="CM Roman CE" fo:font-size="16pt" fo:font-style="normal" style:font-size-asian="16pt" style:font-style-asian="normal" style:font-size-complex="16pt" style:font-style-complex="normal"/>
    </style:style>
    <style:style style:name="T4" style:family="text">
      <style:text-properties style:font-name="CM Roman Asian" fo:font-size="18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M Sans" fo:font-size="18pt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4a4a" style:font-name="CM Roman Asian" fo:font-size="18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944794" style:font-name="CM Roman Asian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g>
            <draw:custom-shape draw:style-name="gr1" draw:text-style-name="P1" draw:layer="layout" svg:width="11.336cm" svg:height="2.31cm" svg:x="16.116cm" svg:y="11.617cm">
              <text:p/>
    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425cm" svg:height="0.386cm" svg:x="23.377cm" svg:y="12.844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" draw:text-style-name="P1" draw:layer="layout" svg:width="11.336cm" svg:height="2.31cm" svg:x="16.116cm" svg:y="9.866cm">
              <text:p/>
    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7cm" svg:height="0.386cm" svg:x="20.999cm" svg:y="11.093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6cm" svg:height="0.386cm" svg:x="21.469cm" svg:y="10.734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7cm" svg:height="0.386cm" svg:x="21.963cm" svg:y="11.093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" draw:text-style-name="P1" draw:layer="layout" svg:width="11.336cm" svg:height="2.311cm" svg:x="16.116cm" svg:y="8.114cm">
              <text:p/>
    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6cm" svg:height="0.405cm" svg:x="19.907cm" svg:y="9.037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6cm" svg:height="0.405cm" svg:x="20.808cm" svg:y="9.037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" draw:text-style-name="P1" draw:layer="layout" svg:width="11.336cm" svg:height="2.31cm" svg:x="16.116cm" svg:y="6.558cm">
              <text:p/>
    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5cm" svg:height="0.405cm" svg:x="18.898cm" svg:y="6.976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355cm" svg:height="0.405cm" svg:x="19.798cm" svg:y="6.976cm">
              <text:p/>
  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3" draw:text-style-name="P1" draw:layer="layout" svg:width="12.781cm" svg:height="3.866cm" svg:x="1.884cm" svg:y="12.227cm">
            <text:p/>
  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.91cm" svg:y1="16.093cm" svg:x2="6.111cm" svg:y2="12.227cm">
            <text:p/>
          </draw:line>
          <draw:line draw:style-name="gr4" draw:text-style-name="P1" draw:layer="layout" svg:x1="3.911cm" svg:y1="16.093cm" svg:x2="7.112cm" svg:y2="12.227cm">
            <text:p/>
          </draw:line>
          <draw:line draw:style-name="gr4" draw:text-style-name="P1" draw:layer="layout" svg:x1="4.912cm" svg:y1="16.093cm" svg:x2="8.113cm" svg:y2="12.227cm">
            <text:p/>
          </draw:line>
          <draw:line draw:style-name="gr4" draw:text-style-name="P1" draw:layer="layout" svg:x1="5.913cm" svg:y1="16.093cm" svg:x2="9.114cm" svg:y2="12.227cm">
            <text:p/>
          </draw:line>
          <draw:line draw:style-name="gr4" draw:text-style-name="P1" draw:layer="layout" svg:x1="6.914cm" svg:y1="16.093cm" svg:x2="10.115cm" svg:y2="12.227cm">
            <text:p/>
          </draw:line>
          <draw:line draw:style-name="gr4" draw:text-style-name="P1" draw:layer="layout" svg:x1="8.015cm" svg:y1="16.093cm" svg:x2="11.216cm" svg:y2="12.227cm">
            <text:p/>
          </draw:line>
          <draw:line draw:style-name="gr4" draw:text-style-name="P1" draw:layer="layout" svg:x1="9.116cm" svg:y1="16.093cm" svg:x2="12.317cm" svg:y2="12.227cm">
            <text:p/>
          </draw:line>
          <draw:line draw:style-name="gr4" draw:text-style-name="P1" draw:layer="layout" svg:x1="10.217cm" svg:y1="16.093cm" svg:x2="13.418cm" svg:y2="12.227cm">
            <text:p/>
          </draw:line>
          <draw:line draw:style-name="gr4" draw:text-style-name="P1" draw:layer="layout" svg:x1="14.058cm" svg:y1="12.927cm" svg:x2="4.73cm" svg:y2="12.927cm">
            <text:p/>
          </draw:line>
          <draw:line draw:style-name="gr4" draw:text-style-name="P1" draw:layer="layout" svg:x1="13.358cm" svg:y1="13.627cm" svg:x2="4.03cm" svg:y2="13.627cm">
            <text:p/>
          </draw:line>
          <draw:line draw:style-name="gr4" draw:text-style-name="P1" draw:layer="layout" svg:x1="12.858cm" svg:y1="14.327cm" svg:x2="3.53cm" svg:y2="14.327cm">
            <text:p/>
          </draw:line>
          <draw:line draw:style-name="gr4" draw:text-style-name="P1" draw:layer="layout" svg:x1="12.317cm" svg:y1="14.927cm" svg:x2="2.91cm" svg:y2="14.927cm">
            <text:p/>
          </draw:line>
          <draw:line draw:style-name="gr4" draw:text-style-name="P1" draw:layer="layout" svg:x1="11.658cm" svg:y1="15.627cm" svg:x2="2.33cm" svg:y2="15.627cm">
            <text:p/>
          </draw:line>
          <draw:custom-shape draw:style-name="gr5" draw:text-style-name="P1" draw:layer="layout" svg:width="1.529cm" svg:height="0.677cm" svg:x="5.02cm" svg:y="12.927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529cm" svg:height="0.677cm" svg:x="5.385cm" svg:y="13.627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529cm" svg:height="0.677cm" svg:x="5.913cm" svg:y="12.95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529cm" svg:height="0.677cm" svg:x="6.384cm" svg:y="13.604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529cm" svg:height="0.646cm" svg:x="6.826cm" svg:y="14.281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529cm" svg:height="0.646cm" svg:x="7.355cm" svg:y="13.681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529cm" svg:height="0.646cm" svg:x="7.913cm" svg:y="14.281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606cm" svg:height="0.646cm" svg:x="8.97cm" svg:y="14.281cm">
            <text:p/>
            <draw:enhanced-geometry svg:viewBox="0 0 21600 21600" draw:glue-points="?f6 0 10800 ?f8 ?f11 10800 ?f9 21600 10800 ?f10 ?f5 10800" draw:text-areas="?f3 ?f3 ?f4 ?f4" draw:type="parallelogram" draw:modifiers="8087.1341048332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1" draw:layer="layout" svg:width="12.781cm" svg:height="3.866cm" svg:x="1.884cm" svg:y="11.627cm">
          <text:p/>
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5.31cm" svg:y1="7.34cm" svg:x2="5.312cm" svg:y2="11.627cm">
          <text:p/>
        </draw:line>
        <draw:line draw:style-name="gr8" draw:text-style-name="P1" draw:layer="layout" svg:x1="5.678cm" svg:y1="9.253cm" svg:x2="3.704cm" svg:y2="7.89cm">
          <text:p/>
        </draw:line>
        <draw:line draw:style-name="gr9" draw:text-style-name="P1" draw:layer="layout" svg:x1="0.893cm" svg:y1="5.939cm" svg:x2="4.144cm" svg:y2="8.173cm">
          <text:p/>
        </draw:line>
        <draw:line draw:style-name="gr10" draw:text-style-name="P1" draw:layer="layout" svg:x1="15.491cm" svg:y1="5.412cm" svg:x2="5.678cm" svg:y2="9.253cm">
          <text:p/>
        </draw:line>
        <draw:line draw:style-name="gr11" draw:text-style-name="P1" draw:layer="layout" svg:x1="1.884cm" svg:y1="7.34cm" svg:x2="1.884cm" svg:y2="16.093cm">
          <text:p/>
        </draw:line>
        <draw:line draw:style-name="gr11" draw:text-style-name="P1" draw:layer="layout" svg:x1="11.216cm" svg:y1="7.358cm" svg:x2="11.216cm" svg:y2="16.111cm">
          <text:p/>
        </draw:line>
        <draw:line draw:style-name="gr11" draw:text-style-name="P1" draw:layer="layout" svg:x1="14.665cm" svg:y1="3.474cm" svg:x2="14.665cm" svg:y2="12.227cm">
          <text:p/>
        </draw:line>
        <draw:line draw:style-name="gr12" draw:text-style-name="P1" draw:layer="layout" svg:x1="5.677cm" svg:y1="9.253cm" svg:x2="10.448cm" svg:y2="11.623cm">
          <text:p/>
        </draw:line>
        <draw:line draw:style-name="gr12" draw:text-style-name="P1" draw:layer="layout" svg:x1="8.241cm" svg:y1="10.515cm" svg:x2="9.095cm" svg:y2="11.327cm">
          <text:p/>
        </draw:line>
        <draw:line draw:style-name="gr12" draw:text-style-name="P1" draw:layer="layout" svg:x1="8.974cm" svg:y1="10.881cm" svg:x2="9.525cm" svg:y2="10.827cm">
          <text:p/>
        </draw:line>
        <draw:line draw:style-name="gr12" draw:text-style-name="P1" draw:layer="layout" svg:x1="7.671cm" svg:y1="10.271cm" svg:x2="8.525cm" svg:y2="11.083cm">
          <text:p/>
        </draw:line>
        <draw:line draw:style-name="gr12" draw:text-style-name="P1" draw:layer="layout" svg:x1="8.241cm" svg:y1="10.814cm" svg:x2="8.241cm" svg:y2="11.083cm">
          <text:p/>
        </draw:line>
        <draw:line draw:style-name="gr13" draw:text-style-name="P1" draw:layer="layout" svg:x1="6.427cm" svg:y1="9.165cm" svg:x2="10.448cm" svg:y2="10.903cm">
          <text:p/>
        </draw:line>
        <draw:line draw:style-name="gr12" draw:text-style-name="P1" draw:layer="layout" svg:x1="8.379cm" svg:y1="10.386cm" svg:x2="8.05cm" svg:y2="10.433cm">
          <text:p/>
        </draw:line>
        <draw:line draw:style-name="gr12" draw:text-style-name="P1" draw:layer="layout" svg:x1="8.963cm" svg:y1="10.642cm" svg:x2="8.665cm" svg:y2="10.737cm">
          <text:p/>
        </draw:line>
        <draw:path draw:style-name="gr14" draw:text-style-name="P1" draw:layer="layout" svg:width="3.832cm" svg:height="6.254cm" draw:transform="rotate (-1.97710897665918) translate (15.843cm 15.562cm)" svg:viewBox="0 0 3833 6255" svg:d="M3805 6255c410-4158-3805-6255-3805-6255">
          <text:p/>
        </draw:path>
        <draw:g>
          <draw:frame draw:style-name="gr15" draw:text-style-name="P2" draw:layer="layout" svg:width="0.798cm" svg:height="1.005cm" svg:x="22.679cm" svg:y="6.478cm">
            <draw:text-box>
              <text:p><text:span text:style-name="T1">x</text:span></text:p>
            </draw:text-box>
          </draw:frame>
          <draw:line draw:style-name="gr16" draw:text-style-name="P1" draw:layer="layout" svg:x1="23.871cm" svg:y1="6.887cm" svg:x2="23.871cm" svg:y2="5.508cm">
            <text:p/>
          </draw:line>
          <draw:line draw:style-name="gr16" draw:text-style-name="P1" draw:layer="layout" svg:x1="23.871cm" svg:y1="6.887cm" svg:x2="25.081cm" svg:y2="6.887cm">
            <text:p/>
          </draw:line>
          <draw:line draw:style-name="gr16" draw:text-style-name="P1" draw:layer="layout" svg:x1="23.846cm" svg:y1="6.887cm" svg:x2="23.137cm" svg:y2="7.708cm">
            <text:p/>
          </draw:line>
          <draw:frame draw:style-name="gr17" draw:text-style-name="P2" draw:layer="layout" svg:width="0.76cm" svg:height="1.314cm" svg:x="23.871cm" svg:y="5.244cm">
            <draw:text-box>
              <text:p><text:span text:style-name="T1">z</text:span></text:p>
            </draw:text-box>
          </draw:frame>
          <draw:frame draw:style-name="gr18" draw:text-style-name="P2" draw:layer="layout" svg:width="0.811cm" svg:height="1.004cm" svg:x="24.963cm" svg:y="6.578cm">
            <draw:text-box>
              <text:p><text:span text:style-name="T1">y</text:span></text:p>
            </draw:text-box>
          </draw:frame>
        </draw:g>
        <draw:frame draw:style-name="gr19" draw:text-style-name="P3" draw:layer="layout" svg:width="2.613cm" svg:height="1.314cm" svg:x="7.997cm" svg:y="9.165cm">
          <draw:text-box>
            <text:p><text:span text:style-name="T2">~</text:span><text:span text:style-name="T3">mm</text:span></text:p>
          </draw:text-box>
        </draw:frame>
        <draw:custom-shape draw:style-name="gr20" draw:text-style-name="P1" draw:layer="layout" svg:width="0.223cm" svg:height="0.233cm" svg:x="5.888cm" svg:y="12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6.485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6.774cm" svg:y="1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7.346cm" svg:y="1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7.69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8.318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8.626cm" svg:y="14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8.937cm" svg:y="14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23cm" svg:height="0.233cm" svg:x="9.402cm" svg:y="1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6.003cm" svg:y1="9.444cm" svg:x2="6.002cm" svg:y2="12.869cm">
          <text:p/>
        </draw:line>
        <draw:line draw:style-name="gr21" draw:text-style-name="P1" draw:layer="layout" svg:x1="6.595cm" svg:y1="9.705cm" svg:x2="6.595cm" svg:y2="12.989cm">
          <text:p/>
        </draw:line>
        <draw:line draw:style-name="gr21" draw:text-style-name="P1" draw:layer="layout" svg:x1="6.879cm" svg:y1="9.87cm" svg:x2="6.88cm" svg:y2="13.436cm">
          <text:p/>
        </draw:line>
        <draw:line draw:style-name="gr21" draw:text-style-name="P1" draw:layer="layout" svg:x1="7.456cm" svg:y1="10.134cm" svg:x2="7.457cm" svg:y2="13.627cm">
          <text:p/>
        </draw:line>
        <draw:line draw:style-name="gr21" draw:text-style-name="P1" draw:layer="layout" svg:x1="7.762cm" svg:y1="10.36cm" svg:x2="7.791cm" svg:y2="14.094cm">
          <text:p/>
        </draw:line>
        <draw:line draw:style-name="gr21" draw:text-style-name="P1" draw:layer="layout" svg:x1="8.425cm" svg:y1="10.987cm" svg:x2="8.419cm" svg:y2="13.955cm">
          <text:p/>
        </draw:line>
        <draw:line draw:style-name="gr21" draw:text-style-name="P1" draw:layer="layout" svg:x1="8.739cm" svg:y1="10.987cm" svg:x2="8.741cm" svg:y2="14.135cm">
          <text:p/>
        </draw:line>
        <draw:line draw:style-name="gr21" draw:text-style-name="P1" draw:layer="layout" svg:x1="9.051cm" svg:y1="10.939cm" svg:x2="9.047cm" svg:y2="14.31cm">
          <text:p/>
        </draw:line>
        <draw:line draw:style-name="gr21" draw:text-style-name="P1" draw:layer="layout" svg:x1="9.503cm" svg:y1="11.159cm" svg:x2="9.514cm" svg:y2="14.374cm">
          <text:p/>
        </draw:line>
        <draw:line draw:style-name="gr21" draw:text-style-name="P1" draw:layer="layout" svg:x1="8.052cm" svg:y1="10.638cm" svg:x2="8.079cm" svg:y2="13.764cm">
          <text:p/>
        </draw:line>
        <draw:custom-shape draw:style-name="gr20" draw:text-style-name="P1" draw:layer="layout" svg:width="0.223cm" svg:height="0.233cm" svg:x="7.967cm" svg:y="1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503cm" svg:y1="11.159cm" svg:x2="10.088cm" svg:y2="11.227cm">
          <text:p/>
        </draw:line>
        <draw:line draw:style-name="gr12" draw:text-style-name="P1" draw:layer="layout" svg:x1="9.504cm" svg:y1="11.159cm" svg:x2="9.89cm" svg:y2="11.623cm">
          <text:p/>
        </draw:line>
        <draw:line draw:style-name="gr12" draw:text-style-name="P1" draw:layer="layout" svg:x1="9.625cm" svg:y1="11.327cm" svg:x2="9.68cm" svg:y2="11.623cm">
          <text:p/>
        </draw:line>
        <draw:line draw:style-name="gr12" draw:text-style-name="P1" draw:layer="layout" svg:x1="9.798cm" svg:y1="11.19cm" svg:x2="9.956cm" svg:y2="11.065cm">
          <text:p/>
        </draw:line>
        <draw:line draw:style-name="gr12" draw:text-style-name="P1" draw:layer="layout" svg:x1="10.065cm" svg:y1="11.227cm" svg:x2="10.288cm" svg:y2="11.065cm">
          <text:p/>
        </draw:line>
        <draw:line draw:style-name="gr12" draw:text-style-name="P1" draw:layer="layout" svg:x1="9.89cm" svg:y1="11.623cm" svg:x2="10.087cm" svg:y2="11.623cm">
          <text:p/>
        </draw:line>
        <draw:line draw:style-name="gr12" draw:text-style-name="P1" draw:layer="layout" svg:x1="9.891cm" svg:y1="11.623cm" svg:x2="9.946cm" svg:y2="11.792cm">
          <text:p/>
        </draw:line>
        <draw:line draw:style-name="gr21" draw:text-style-name="P1" draw:layer="layout" svg:x1="9.914cm" svg:y1="11.657cm" svg:x2="9.914cm" svg:y2="14.399cm">
          <text:p/>
        </draw:line>
        <draw:custom-shape draw:style-name="gr20" draw:text-style-name="P1" draw:layer="layout" svg:width="0.223cm" svg:height="0.233cm" svg:x="9.796cm" svg:y="1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128cm" svg:y1="13.927cm" svg:x2="16.116cm" svg:y2="7.216cm">
          <text:p/>
        </draw:line>
        <draw:frame draw:style-name="gr17" draw:text-style-name="P4" draw:layer="layout" svg:width="1.948cm" svg:height="1.314cm" draw:transform="rotate (1.57882484135407) translate (15.203cm 11.763cm)">
          <draw:text-box>
            <text:p><text:span text:style-name="T4">time</text:span></text:p>
          </draw:text-box>
        </draw:frame>
        <draw:frame draw:style-name="gr17" draw:text-style-name="P4" draw:layer="layout" svg:width="3.768cm" svg:height="1.314cm" svg:x="2.343cm" svg:y="16.093cm">
          <draw:text-box>
            <text:p><text:span text:style-name="T4">+ anode</text:span></text:p>
          </draw:text-box>
        </draw:frame>
        <draw:line draw:style-name="gr22" draw:text-style-name="P1" draw:layer="layout" svg:x1="5.677cm" svg:y1="9.253cm" svg:x2="13.435cm" svg:y2="6.214cm">
          <text:p/>
        </draw:line>
        <draw:custom-shape draw:style-name="gr23" draw:text-style-name="P1" draw:layer="layout" svg:width="12.781cm" svg:height="3.866cm" svg:x="1.843cm" svg:y="3.474cm">
          <text:p/>
          <draw:enhanced-geometry svg:viewBox="0 0 21600 21600" draw:glue-points="?f6 0 10800 ?f8 ?f11 10800 ?f9 21600 10800 ?f10 ?f5 10800" draw:text-areas="?f3 ?f3 ?f4 ?f4" draw:type="parallelogram" draw:modifiers="5779.377249256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5" draw:layer="layout" svg:width="3.768cm" svg:height="1.314cm" svg:x="5.456cm" svg:y="3.474cm">
          <draw:text-box>
            <text:p><text:span text:style-name="T5">- </text:span><text:span text:style-name="T4">cathode</text:span></text:p>
          </draw:text-box>
        </draw:frame>
        <draw:line draw:style-name="gr24" draw:text-style-name="P1" draw:layer="layout" svg:x1="2.88cm" svg:y1="13.256cm" svg:x2="2.913cm" svg:y2="10.743cm">
          <text:p/>
        </draw:line>
        <draw:line draw:style-name="gr24" draw:text-style-name="P1" draw:layer="layout" svg:x1="3.323cm" svg:y1="13.027cm" svg:x2="3.356cm" svg:y2="10.195cm">
          <text:p/>
        </draw:line>
        <draw:frame draw:style-name="gr25" draw:text-style-name="P6" draw:layer="layout" svg:width="3.768cm" svg:height="1.043cm" draw:transform="rotate (0.86795223701678) translate (1.843cm 10.185cm)">
          <draw:text-box>
            <text:p><text:span text:style-name="T6">E-field</text:span></text:p>
          </draw:text-box>
        </draw:frame>
        <draw:line draw:style-name="gr24" draw:text-style-name="P1" draw:layer="layout" svg:x1="3.786cm" svg:y1="12.405cm" svg:x2="3.819cm" svg:y2="9.573cm">
          <text:p/>
        </draw:line>
        <draw:frame draw:style-name="gr26" draw:text-style-name="P7" draw:layer="layout" svg:width="3.457cm" svg:height="1.043cm" svg:x="10.517cm" svg:y="17.607cm">
          <draw:text-box>
            <text:p><text:span text:style-name="T7">Sampling</text:span></text:p>
          </draw:text-box>
        </draw:frame>
        <draw:custom-shape draw:style-name="gr20" draw:text-style-name="P1" draw:layer="layout" svg:width="0.223cm" svg:height="0.233cm" svg:x="6.326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6.427cm" svg:y1="9.636cm" svg:x2="6.427cm" svg:y2="13.362cm">
          <text:p/>
        </draw:line>
        <draw:g>
          <svg:title>TexMaths</svg:title>
          <svg:desc>28§display§\color[rgb]{0.5,0,0}{\chi}§svg§600§FALSE</svg:desc>
          <draw:polygon draw:style-name="gr27" draw:layer="layout" svg:width="0.615cm" svg:height="0.615cm" svg:x="15.68cm" svg:y="4.507cm" svg:viewBox="0 0 616 616" draw:points="308,616 0,616 0,0 616,0 616,616">
            <text:p/>
          </draw:polygon>
          <draw:path draw:style-name="gr28" draw:layer="layout" svg:width="0.556cm" svg:height="0.637cm" svg:x="15.711cm" svg:y="4.493cm" svg:viewBox="0 0 557 638" svg:d="M546 39c11-11 11-14 11-17 0-5-5-11-11-11s-11 6-17 11l-227 252c-39-126-47-151-70-201-11-23-33-73-120-73-56 0-81 50-81 64 0 3 0 12 11 12 8 0 11-6 11-12 17-39 48-42 53-42 31 0 59 76 76 118 34 78 64 193 64 196 0 0 0 3-8 11l-227 255c-11 11-11 11-11 14 0 5 6 14 11 14 9 0 11-9 17-12l227-254c31 103 42 140 67 196 11 30 34 78 123 78 56 0 84-50 84-64 0-3-3-9-14-9-8 0-8 3-14 14-8 23-33 39-50 39-51 0-118-240-140-316z">
            <text:p/>
          </draw:path>
        </draw:g>
        <draw:g>
          <svg:title>TexMaths</svg:title>
          <svg:desc>28§display§\color[rgb]{0.5,0,0}{\chi}§svg§600§FALSE</svg:desc>
          <draw:polygon draw:style-name="gr27" draw:layer="layout" svg:width="0.615cm" svg:height="0.615cm" svg:x="0.502cm" svg:y="4.925cm" svg:viewBox="0 0 616 616" draw:points="308,616 0,616 0,0 616,0 616,616">
            <text:p/>
          </draw:polygon>
          <draw:path draw:style-name="gr28" draw:layer="layout" svg:width="0.556cm" svg:height="0.637cm" svg:x="0.533cm" svg:y="4.911cm" svg:viewBox="0 0 557 638" svg:d="M546 39c11-11 11-14 11-17 0-5-5-11-11-11s-11 6-17 11l-227 252c-39-126-47-151-70-201-11-23-33-73-120-73-56 0-81 50-81 64 0 3 0 12 11 12 8 0 11-6 11-12 17-39 48-42 53-42 31 0 59 76 76 118 34 78 64 193 64 196 0 0 0 3-8 11l-227 255c-11 11-11 11-11 14 0 5 6 14 11 14 9 0 11-9 17-12l227-254c31 103 42 140 67 196 11 30 34 78 123 78 56 0 84-50 84-64 0-3-3-9-14-9-8 0-8 3-14 14-8 23-33 39-50 39-51 0-118-240-140-316z">
            <text:p/>
          </draw:path>
        </draw:g>
        <draw:g>
          <svg:title>TexMaths</svg:title>
          <svg:desc>28§display§z = v_{\textrm{drift}} \times t§svg§600§FALSE</svg:desc>
          <draw:polygon draw:style-name="gr27" draw:layer="layout" svg:width="5.406cm" svg:height="0.753cm" svg:x="19.134cm" svg:y="15.666cm" svg:viewBox="0 0 5407 754" draw:points="2702,754 0,754 0,0 5407,0 5407,754">
            <text:p/>
          </draw:polygon>
          <draw:path draw:style-name="gr29" draw:layer="layout" svg:width="0.419cm" svg:height="0.447cm" svg:x="19.176cm" svg:y="15.834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-47 45-50 45-89 81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29" draw:layer="layout" svg:width="0.657cm" svg:height="0.232cm" svg:x="19.963cm" svg:y="15.907cm" svg:viewBox="0 0 658 233" svg:d="M624 39c14 0 34 0 34-19 0-20-20-20-34-20h-590c-14 0-34 0-34 20 0 19 20 19 34 19zM624 233c14 0 34 0 34-20s-20-20-34-20h-590c-14 0-34 0-34 20s20 20 34 20z">
            <text:p/>
          </draw:path>
          <draw:path draw:style-name="gr29" draw:layer="layout" svg:width="0.433cm" svg:height="0.447cm" svg:x="20.971cm" svg:y="15.8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29" draw:layer="layout" svg:width="0.371cm" svg:height="0.486cm" svg:x="21.45cm" svg:y="15.938cm" svg:viewBox="0 0 372 487" svg:d="M216 8v26c44 0 50 2 50 36v146c-25-26-59-40-95-40-93 0-171 68-171 157 0 84 73 154 162 154 56 0 90-30 101-42v42l109-5v-25c-47 0-53-6-53-40v-417zM263 409c-17 31-53 59-98 59-39 0-67-23-81-42-11-20-20-48-20-93 0-16 0-67 28-100 28-31 62-37 82-37 33 0 64 14 81 39 8 12 8 12 8 26z">
            <text:p/>
          </draw:path>
          <draw:path draw:style-name="gr29" draw:layer="layout" svg:width="0.248cm" svg:height="0.307cm" svg:x="21.884cm" svg:y="16.114cm" svg:viewBox="0 0 249 308" svg:d="M104 148c0-58 28-128 95-128-9 5-14 14-14 25 0 22 19 31 33 31 17 0 31-12 31-31 0-25-22-45-56-45-33 0-73 22-92 76v-76l-101 8v26c48 0 53 2 53 39v179c0 31-8 31-53 31v25c3 0 50-3 78-3 31 0 62 0 93 3v-25h-14c-53 0-53-8-53-34z">
            <text:p/>
          </draw:path>
          <draw:path draw:style-name="gr29" draw:layer="layout" svg:width="0.153cm" svg:height="0.467cm" svg:x="22.195cm" svg:y="15.952cm" svg:viewBox="0 0 154 468" svg:d="M109 39c0-19-17-39-42-39-19 0-39 17-39 39 0 25 20 39 39 39 23 0 42-16 42-39zM3 168v25c45 0 50 6 50 40v179c0 31-8 31-53 31v25c3 0 50-3 78-3 26 0 51 0 76 3v-25c-42 0-48 0-48-28v-253z">
            <text:p/>
          </draw:path>
          <draw:path draw:style-name="gr29" draw:layer="layout" svg:width="0.245cm" svg:height="0.486cm" svg:x="22.41cm" svg:y="15.932cm" svg:viewBox="0 0 246 487" svg:d="M112 213h87v-23h-90v-78c0-64 39-92 67-92 6 0 14 0 20 2-8 6-14 17-14 28 0 20 14 31 31 31 19 0 33-11 33-31 0-30-30-50-70-50-53 0-117 39-117 112v78h-59v23h59v221c0 28-6 28-51 28v25c3 0 51-2 79-2 31 0 61 2 89 2v-25h-14c-50 0-50-5-50-31z">
            <text:p/>
          </draw:path>
          <draw:path draw:style-name="gr29" draw:layer="layout" svg:width="0.24cm" svg:height="0.433cm" svg:x="22.643cm" svg:y="15.994cm" svg:viewBox="0 0 241 434" svg:d="M120 151h110v-22h-110v-129h-25c0 62-28 132-95 134v17h64v188c0 78 59 95 98 95 48 0 79-39 79-95v-39h-23v39c0 48-22 73-50 73-48 0-48-59-48-70z">
            <text:p/>
          </draw:path>
          <draw:path draw:style-name="gr29" draw:layer="layout" svg:width="0.478cm" svg:height="0.475cm" svg:x="23.348cm" svg:y="15.786cm" svg:viewBox="0 0 479 476" svg:d="M269 238l196-199c11-8 14-11 14-19 0-12-9-20-20-20-8 0-14 3-22 14l-196 196-202-196c-8-11-11-14-19-14-9 0-20 8-20 20 0 8 3 11 14 19l196 199-196 199c-11 8-14 14-14 20 0 11 11 19 20 19 8 0 11 0 19-11l199-199 199 199c8 8 17 11 22 11 11 0 20-8 20-19 0-6-3-9-14-20z">
            <text:p/>
          </draw:path>
          <draw:path draw:style-name="gr29" draw:layer="layout" svg:width="0.304cm" svg:height="0.629cm" svg:x="24.205cm" svg:y="15.652cm" svg:viewBox="0 0 305 630" svg:d="M182 224h92c20 0 31 0 31-19 0-12-11-12-28-12h-87c37-140 40-159 40-165 0-17-12-28-28-28-3 0-31 0-40 36l-39 157h-92c-20 0-31 0-31 20 0 11 8 11 28 11h87c-70 280-76 297-76 314 0 53 39 92 93 92 100 0 156-145 156-151 0-11-8-11-11-11-8 0-11 3-14 14-45 104-95 126-129 126-22 0-30-11-30-45 0-25 0-31 5-48z">
            <text:p/>
          </draw:path>
        </draw:g>
        <draw:g>
          <svg:title>TexMaths</svg:title>
          <svg:desc>28§display§x, \, y = {\rm grid}§svg§600§FALSE</svg:desc>
          <draw:polygon draw:style-name="gr27" draw:layer="layout" svg:width="4.678cm" svg:height="0.872cm" svg:x="17.965cm" svg:y="14.554cm" svg:viewBox="0 0 4679 873" draw:points="2341,873 0,873 0,0 4679,0 4679,873">
            <text:p/>
          </draw:polygon>
          <draw:path draw:style-name="gr29" draw:layer="layout" svg:width="0.492cm" svg:height="0.447cm" svg:x="17.993cm" svg:y="14.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29" draw:layer="layout" svg:width="0.117cm" svg:height="0.296cm" svg:x="18.609cm" svg:y="15.13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29" draw:layer="layout" svg:width="0.455cm" svg:height="0.637cm" svg:x="19.155cm" svg:y="14.8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9" draw:layer="layout" svg:width="0.657cm" svg:height="0.231cm" svg:x="19.97cm" svg:y="14.8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9" draw:layer="layout" svg:width="0.453cm" svg:height="0.651cm" svg:x="20.978cm" svg:y="14.789cm" svg:viewBox="0 0 454 652" svg:d="M193 277c-87 0-87-98-87-120 0-28 0-59 14-84 9-11 31-39 73-39 84 0 84 98 84 120 0 28 0 59-14 84-8 11-31 39-70 39zM95 269c37 28 79 30 98 30 90 0 160-67 160-142 0-37-17-73-42-95 36-34 73-40 89-40 3 0 9 0 12 0-12 6-17 14-17 28 0 17 14 28 28 28 11 0 31-8 31-30 0-17-14-48-51-48-19 0-64 6-106 48-42-34-84-37-104-37-92 0-162 67-162 143 0 45 22 81 47 103-14 14-30 48-30 82 0 30 14 67 44 86-61 17-92 62-92 101 0 70 98 126 218 126 118 0 222-50 222-129 0-33-14-84-65-112-53-28-112-28-171-28-25 0-67 0-75 0-31-5-51-36-51-67 0-3 0-28 17-47zM221 627c-101 0-171-50-171-101 0-45 40-84 82-87h58c87 0 196 0 196 87 0 53-70 101-165 101z">
            <text:p/>
          </draw:path>
          <draw:path draw:style-name="gr29" draw:layer="layout" svg:width="0.332cm" svg:height="0.436cm" svg:x="21.468cm" svg:y="14.8cm" svg:viewBox="0 0 333 437" svg:d="M143 361v-154c0-98 42-185 117-185 6 0 9 0 12 0-3 0-23 14-23 40 0 28 20 42 42 42 17 0 42-12 42-42 0-34-31-62-73-62-72 0-109 67-123 109v-109l-137 11v31c70 0 78 6 78 56v263c0 45-11 45-78 45v31c39 0 84-3 112-3 42 0 87 0 126 3v-31h-20c-72 0-75-11-75-45z">
            <text:p/>
          </draw:path>
          <draw:path draw:style-name="gr29" draw:layer="layout" svg:width="0.212cm" svg:height="0.66cm" svg:x="21.857cm" svg:y="14.576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9" draw:layer="layout" svg:width="0.486cm" svg:height="0.696cm" svg:x="22.132cm" svg:y="14.551cm" svg:viewBox="0 0 487 697" svg:d="M342 630v67l145-11v-31c-67 0-75-8-75-56v-599l-143 11v31c70 0 75 6 75 56v213c-28-37-70-62-123-62-117 0-221 98-221 224s98 224 210 224c64 0 106-34 132-67zM342 367v201c0 20 0 20-12 37-28 47-72 69-114 69-45 0-82-25-104-64-28-39-31-95-31-137 0-36 3-95 31-140 22-31 59-62 112-62 36 0 76 14 106 59 12 17 12 20 12 37z">
            <text:p/>
          </draw:path>
        </draw:g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 Roman Asian" svg:font-family="'CM Roman Asian'" style:font-pitch="variable" style:font-charset="x-symbol"/>
    <style:font-face style:name="CM Roman CE" svg:font-family="'CM Roman CE'" style:font-pitch="variable" style:font-charset="x-symbol"/>
    <style:font-face style:name="Liberation Sans2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 Sans" svg:font-family="'CM Sans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2.376121930</meta:creation-date>
    <dc:date>2017-03-13T19:00:22.714029620</dc:date>
    <meta:editing-duration>P13DT58M48S</meta:editing-duration>
    <meta:editing-cycles>4</meta:editing-cycles>
    <meta:generator>LibreOffice/4.2.8.2$Linux_X86_64 LibreOffice_project/420$Build-2</meta:generator>
    <meta:document-statistic meta:object-count="158"/>
  </office:meta>
</office:document-meta>
</file>